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e86db" officeooo:paragraph-rsid="000e86d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e86db" officeooo:paragraph-rsid="000e86db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eber Kunde,</text:p>
      <text:p text:style-name="P2"/>
      <text:p text:style-name="P2">vielen Dank für den Erwerb der mikroSikaru Brausteuerung V3. </text:p>
      <text:p text:style-name="P2"/>
      <text:p text:style-name="P2">Damit Sie die Brausteuerung zufriedenstellend verwenden können, ist ein Blick in die Anleitung unumgänglich. Diese liegt der Verpackung nicht bei, kann aber unter der Webseite <text:span text:style-name="T1">brausteuerung.com</text:span> heruntergeladen werden. </text:p>
      <text:p text:style-name="P2"/>
      <text:p text:style-name="P2">Zum Betrieb der Brausteuerung ist eine App für Android Mobilgeräte notwendig. Der Link zu der App befindet sich auch unter dem oben genannten Link.</text:p>
      <text:p text:style-name="P1"/>
      <text:p text:style-name="P1">Mit freundlichen Grüssen</text:p>
      <text:p text:style-name="P1"/>
      <text:p text:style-name="P1">André Betz</text:p>
      <text:p text:style-name="P1">info@mikroSikaru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1:24:04.061000000</meta:creation-date>
    <dc:date>2017-07-07T11:32:27.398000000</dc:date>
    <meta:editing-duration>PT8M23S</meta:editing-duration>
    <meta:editing-cycles>1</meta:editing-cycles>
    <meta:document-statistic meta:table-count="0" meta:image-count="0" meta:object-count="0" meta:page-count="1" meta:paragraph-count="7" meta:word-count="69" meta:character-count="492" meta:non-whitespace-character-count="428"/>
    <meta:generator>LibreOffice/5.3.2.2$Windows_x86 LibreOffice_project/6cd4f1ef626f15116896b1d8e1398b56da0d0ee1</meta:generator>
  </office:meta>
</office:document-meta>
</file>